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83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591in" svg:height="5.174in" svg:x="5.8681in" svg:y="0.4067in">
            <draw:object draw:notify-on-update-of-ranges="Sheet1.A3:Sheet1.A3 Sheet1.A4:Sheet1.A10 Sheet1.B3:Sheet1.B3 Sheet1.B4:Sheet1.B10 Sheet1.C3:Sheet1.C3 Sheet1.C4:Sheet1.C10 Sheet1.D3:Sheet1.D3 Sheet1.D4:Sheet1.D10 Sheet1.E3:Sheet1.E3 Sheet1.E4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4"/>
          <table:table-cell table:formula="of:=SUM([.E4:.E10])/7" office:value-type="float" office:value="1.24465278030838" calcext:value-type="float">
            <text:p>1.244652780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E-015" calcext:value-type="float">
            <text:p>1E-015</text:p>
          </table:table-cell>
          <table:table-cell table:formula="of:=-( [.A4]*LOG([.A4]; 2)+[.B4]*LOG([.B4]; 2)+[.C4]*LOG([.C4]; 2)+[.D4]*LOG([.D4]; 2) )" office:value-type="float" office:value="0.000000000000149486764269931" calcext:value-type="float">
            <text:p>1.49486764269931E-013</text:p>
          </table:table-cell>
          <table:table-cell table:formula="of:=SUM([.A4:.D4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.05" calcext:value-type="float">
            <text:p>0.05</text:p>
          </table:table-cell>
          <table:table-cell table:formula="of:=-( [.A5]*LOG([.A5]; 2)+[.B5]*LOG([.B5]; 2)+[.C5]*LOG([.C5]; 2)+[.D5]*LOG([.D5]; 2) )" office:value-type="float" office:value="0.847584679824574" calcext:value-type="float">
            <text:p>0.8475846798</text:p>
          </table:table-cell>
          <table:table-cell table:formula="of:=SUM([.A5:.D5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.1" calcext:value-type="float">
            <text:p>0.1</text:p>
          </table:table-cell>
          <table:table-cell table:formula="of:=-( [.A6]*LOG([.A6]; 2)+[.B6]*LOG([.B6]; 2)+[.C6]*LOG([.C6]; 2)+[.D6]*LOG([.D6]; 2) )" office:value-type="float" office:value="1.35677964944704" calcext:value-type="float">
            <text:p>1.3567796494</text:p>
          </table:table-cell>
          <table:table-cell table:formula="of:=SUM([.A6:.D6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.2" calcext:value-type="float">
            <text:p>0.2</text:p>
          </table:table-cell>
          <table:table-cell table:formula="of:=-( [.A7]*LOG([.A7]; 2)+[.B7]*LOG([.B7]; 2)+[.C7]*LOG([.C7]; 2)+[.D7]*LOG([.D7]; 2) )" office:value-type="float" office:value="1.92192809488736" calcext:value-type="float">
            <text:p>1.9219280949</text:p>
          </table:table-cell>
          <table:table-cell table:formula="of:=SUM([.A7:.D7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0.25" calcext:value-type="float">
            <text:p>0.25</text:p>
          </table:table-cell>
          <table:table-cell table:formula="of:=-( [.A8]*LOG([.A8]; 2)+[.B8]*LOG([.B8]; 2)+[.C8]*LOG([.C8]; 2)+[.D8]*LOG([.D8]; 2) )" office:value-type="float" office:value="2" calcext:value-type="float">
            <text:p>2</text:p>
          </table:table-cell>
          <table:table-cell table:formula="of:=SUM([.A8:.D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A9]*LOG([.A9]; 2)+[.B9]*LOG([.B9]; 2)+[.C9]*LOG([.C9]; 2)+[.D9]*LOG([.D9]; 2) )" office:value-type="float" office:value="1.0000000000001" calcext:value-type="float">
            <text:p>1</text:p>
          </table:table-cell>
          <table:table-cell table:formula="of:=SUM([.A9:.D9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.3333" calcext:value-type="float">
            <text:p>0.3333</text:p>
          </table:table-cell>
          <table:table-cell office:value-type="float" office:value="0.0001" calcext:value-type="float">
            <text:p>0.0001</text:p>
          </table:table-cell>
          <table:table-cell table:formula="of:=-( [.A10]*LOG([.A10]; 2)+[.B10]*LOG([.B10]; 2)+[.C10]*LOG([.C10]; 2)+[.D10]*LOG([.D10]; 2) )" office:value-type="float" office:value="1.58627703799941" calcext:value-type="float">
            <text:p>1.586277038</text:p>
          </table:table-cell>
          <table:table-cell table:formula="of:=SUM([.A10:.D1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A11]*LOG([.A11]; 2)+[.B11]*LOG([.B11]; 2)+[.C11]*LOG([.C11]; 2)+[.D11]*LOG([.D11]; 2) )" office:value-type="float" office:value="0.811278124459233" calcext:value-type="float">
            <text:p>0.8112781245</text:p>
          </table:table-cell>
          <table:table-cell table:formula="of:=SUM([.A11:.D11])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formula="of:=SUM([.A4:.A12])/7" office:value-type="float" office:value="0.683328571428572" calcext:value-type="float">
            <text:p>0.6833285714</text:p>
          </table:table-cell>
          <table:table-cell table:formula="of:=SUM([.B4:.B10])/7" office:value-type="float" office:value="0.204757142857143" calcext:value-type="float">
            <text:p>0.2047571429</text:p>
          </table:table-cell>
          <table:table-cell table:formula="of:=SUM([.C4:.C10])/7" office:value-type="float" office:value="0.133328571428572" calcext:value-type="float">
            <text:p>0.1333285714</text:p>
          </table:table-cell>
          <table:table-cell table:formula="of:=SUM([.D4:.D10])/7" office:value-type="float" office:value="0.0857285714285717" calcext:value-type="float">
            <text:p>0.0857285714</text:p>
          </table:table-cell>
          <table:table-cell table:formula="of:=-( [.A13]*LOG([.A13]; 2)+[.B13]*LOG([.B13]; 2)+[.C13]*LOG([.C13]; 2)+[.D13]*LOG([.D13]; 2) )" office:value-type="float" office:value="1.53528026155728" calcext:value-type="float">
            <text:p>1.53528026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UM([.E4:.E10])/7" office:value-type="float" office:value="1.24465278030838" calcext:value-type="float">
            <text:p>1.2446527803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UM([.A13:.D13])" office:value-type="float" office:value="1.10714285714286" calcext:value-type="float">
            <text:p>1.1071428571</text:p>
          </table:table-cell>
          <table:table-cell table:number-columns-repeated="14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E-015" calcext:value-type="float">
            <text:p>1E-015</text:p>
          </table:table-cell>
          <table:table-cell table:formula="of:=-( [.A19]*LOG([.A19]; 2)+[.B19]*LOG([.B19]; 2)+[.C19]*LOG([.C19]; 2)+[.D19]*LOG([.D19]; 2) )" office:value-type="float" office:value="0.811278124459233" calcext:value-type="float">
            <text:p>0.8112781245</text:p>
          </table:table-cell>
          <table:table-cell table:number-columns-repeated="14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E-015" calcext:value-type="float">
            <text:p>1E-015</text:p>
          </table:table-cell>
          <table:table-cell table:formula="of:=-( [.A20]*LOG([.A20]; 2)+[.B20]*LOG([.B20]; 2)+[.C20]*LOG([.C20]; 2)+[.D20]*LOG([.D20]; 2) )" office:value-type="float" office:value="1.50000000000005" calcext:value-type="float">
            <text:p>1.5</text:p>
          </table:table-cell>
          <table:table-cell table:number-columns-repeated="14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S</text:p>
          </table:table-cell>
          <table:table-cell table:style-name="ce1" table:formula="of:=SUM([.H42:.H45])" office:value-type="float" office:value="1" calcext:value-type="float">
            <text:p>1.000000</text:p>
          </table:table-cell>
          <table:table-cell table:style-name="ce1" table:formula="of:=SUM([.I42:.I45])" office:value-type="float" office:value="0.4" calcext:value-type="float">
            <text:p>0.400000</text:p>
          </table:table-cell>
          <table:table-cell table:style-name="ce1" table:formula="of:=SUM([.J42:.J45])" office:value-type="float" office:value="0.04" calcext:value-type="float">
            <text:p>0.040000</text:p>
          </table:table-cell>
          <table:table-cell table:style-name="ce1" table:formula="of:=SUM([.K42:.K45])" office:value-type="float" office:value="1" calcext:value-type="float">
            <text:p>1.000000</text:p>
          </table:table-cell>
          <table:table-cell table:style-name="ce1" table:formula="of:=SUM([.L42:.L45])" office:value-type="float" office:value="1" calcext:value-type="float">
            <text:p>1.000000</text:p>
          </table:table-cell>
          <table:table-cell table:style-name="ce1" table:formula="of:=SUM([.M42:.M45])" office:value-type="float" office:value="0.200000000000002" calcext:value-type="float">
            <text:p>0.2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style-name="ce1" office:value-type="float" office:value="1" calcext:value-type="float">
            <text:p>1.000000</text:p>
          </table:table-cell>
          <table:table-cell table:style-name="ce1" office:value-type="float" office:value="0.5" calcext:value-type="float">
            <text:p>0.50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style-name="ce1" office:value-type="float" office:value="1E-015" calcext:value-type="float">
            <text:p>0.000000</text:p>
          </table:table-cell>
          <table:table-cell table:style-name="ce1" office:value-type="float" office:value="0.5" calcext:value-type="float">
            <text:p>0.50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number-columns-repeated="3" table:style-name="ce1" office:value-type="float" office:value="1E-015" calcext:value-type="float">
            <text:p>0.0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T</text:p>
          </table:table-cell>
          <table:table-cell table:style-name="ce1" office:value-type="float" office:value="0.25" calcext:value-type="float">
            <text:p>0.250000</text:p>
          </table:table-cell>
          <table:table-cell table:style-name="ce1" office:value-type="float" office:value="0.1" calcext:value-type="float">
            <text:p>0.100000</text:p>
          </table:table-cell>
          <table:table-cell table:style-name="ce1" office:value-type="float" office:value="0.01" calcext:value-type="float">
            <text:p>0.010000</text:p>
          </table:table-cell>
          <table:table-cell table:number-columns-repeated="3" table:style-name="ce1" office:value-type="float" office:value="1E-015" calcext:value-type="float">
            <text:p>0.0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-</text:p>
          </table:table-cell>
          <table:table-cell table:style-name="ce1" office:value-type="float" office:value="1E-015" calcext:value-type="float">
            <text:p>0.000000</text:p>
          </table:table-cell>
          <table:table-cell table:style-name="ce1" office:value-type="float" office:value="0.6" calcext:value-type="float">
            <text:p>0.600000</text:p>
          </table:table-cell>
          <table:table-cell table:style-name="ce1" table:formula="of:=1-SUM([.J42:.J45])" office:value-type="float" office:value="0.96" calcext:value-type="float">
            <text:p>0.960000</text:p>
          </table:table-cell>
          <table:table-cell table:number-columns-repeated="2" table:style-name="ce1" office:value-type="float" office:value="1E-015" calcext:value-type="float">
            <text:p>0.000000</text:p>
          </table:table-cell>
          <table:table-cell table:style-name="ce1" table:formula="of:=1-SUM([.M42:.M45])" office:value-type="float" office:value="0.799999999999998" calcext:value-type="float">
            <text:p>0.800000</text:p>
          </table:table-cell>
          <table:table-cell table:style-name="ce1" table:number-columns-repeated="6"/>
        </table:table-row>
        <table:table-row table:style-name="ro1" table:number-rows-repeated="2">
          <table:table-cell table:number-columns-repeated="7"/>
          <table:table-cell table:style-name="ce1" table:number-columns-repeated="12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default</text:p>
          </table:table-cell>
          <table:table-cell table:style-name="ce1" table:formula="of:=-( [.H$42]*LOG([.H$42]; 2)+[.H$43]*LOG([.H$43]; 2)+[.H$44]*LOG([.H$44]; 2)+[.H$45]*LOG([.H$45]; 2) )" office:value-type="float" office:value="2" calcext:value-type="float">
            <text:p>2.000000</text:p>
          </table:table-cell>
          <table:table-cell table:style-name="ce1" table:formula="of:=-( [.I$42]*LOG([.I$42]; 2)+[.I$43]*LOG([.I$43]; 2)+[.I$44]*LOG([.I$44]; 2)+[.I$45]*LOG([.I$45]; 2) )" office:value-type="float" office:value="1.32877123795495" calcext:value-type="float">
            <text:p>1.328771</text:p>
          </table:table-cell>
          <table:table-cell table:style-name="ce1" table:formula="of:=-( [.J$42]*LOG([.J$42]; 2)+[.J$43]*LOG([.J$43]; 2)+[.J$44]*LOG([.J$44]; 2)+[.J$45]*LOG([.J$45]; 2) )" office:value-type="float" office:value="0.265754247590989" calcext:value-type="float">
            <text:p>0.265754</text:p>
          </table:table-cell>
          <table:table-cell table:style-name="ce1" table:formula="of:=-( [.K$42]*LOG([.K$42]; 2)+[.K$43]*LOG([.K$43]; 2)+[.K$44]*LOG([.K$44]; 2)+[.K$45]*LOG([.K$45]; 2) )" office:value-type="float" office:value="0.000000000000149486764269931" calcext:value-type="float">
            <text:p>0.000000</text:p>
          </table:table-cell>
          <table:table-cell table:style-name="ce1" table:formula="of:=-( [.L$42]*LOG([.L$42]; 2)+[.L$43]*LOG([.L$43]; 2)+[.L$44]*LOG([.L$44]; 2)+[.L$45]*LOG([.L$45]; 2) )" office:value-type="float" office:value="1.0000000000001" calcext:value-type="float">
            <text:p>1.000000</text:p>
          </table:table-cell>
          <table:table-cell table:style-name="ce1" table:formula="of:=-( [.M$42]*LOG([.M$42]; 2)+[.M$43]*LOG([.M$43]; 2)+[.M$44]*LOG([.M$44]; 2)+[.M$45]*LOG([.M$45]; 2) )" office:value-type="float" office:value="0.664385618977572" calcext:value-type="float">
            <text:p>0.664386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gap</text:p>
          </table:table-cell>
          <table:table-cell table:style-name="ce1" table:formula="of:=-( [.H$42]*LOG([.H$42]; 2)+[.H$43]*LOG([.H$43]; 2)+[.H$44]*LOG([.H$44]; 2)+[.H$45]*LOG([.H$45]; 2)+[.H$46]*LOG([.H$46]; 2) )" office:value-type="float" office:value="2.00000000000005" calcext:value-type="float">
            <text:p>2.000000</text:p>
          </table:table-cell>
          <table:table-cell table:style-name="ce1" table:formula="of:=-( [.I$42]*LOG([.I$42]; 2)+[.I$43]*LOG([.I$43]; 2)+[.I$44]*LOG([.I$44]; 2)+[.I$45]*LOG([.I$45]; 2)+[.I$46]*LOG([.I$46]; 2) )" office:value-type="float" office:value="1.77095059445467" calcext:value-type="float">
            <text:p>1.770951</text:p>
          </table:table-cell>
          <table:table-cell table:style-name="ce1" table:formula="of:=-( [.J$42]*LOG([.J$42]; 2)+[.J$43]*LOG([.J$43]; 2)+[.J$44]*LOG([.J$44]; 2)+[.J$45]*LOG([.J$45]; 2)+[.J$46]*LOG([.J$46]; 2) )" office:value-type="float" office:value="0.322292189082415" calcext:value-type="float">
            <text:p>0.322292</text:p>
          </table:table-cell>
          <table:table-cell table:style-name="ce1" table:formula="of:=-( [.K$42]*LOG([.K$42]; 2)+[.K$43]*LOG([.K$43]; 2)+[.K$44]*LOG([.K$44]; 2)+[.K$45]*LOG([.K$45]; 2)+[.K$46]*LOG([.K$46]; 2) )" office:value-type="float" office:value="0.000000000000199315685693242" calcext:value-type="float">
            <text:p>0.000000</text:p>
          </table:table-cell>
          <table:table-cell table:style-name="ce1" table:formula="of:=-( [.L$42]*LOG([.L$42]; 2)+[.L$43]*LOG([.L$43]; 2)+[.L$44]*LOG([.L$44]; 2)+[.L$45]*LOG([.L$45]; 2)+[.L$46]*LOG([.L$46]; 2) )" office:value-type="float" office:value="1.00000000000015" calcext:value-type="float">
            <text:p>1.000000</text:p>
          </table:table-cell>
          <table:table-cell table:style-name="ce1" table:formula="of:=-( [.M$42]*LOG([.M$42]; 2)+[.M$43]*LOG([.M$43]; 2)+[.M$44]*LOG([.M$44]; 2)+[.M$45]*LOG([.M$45]; 2)+[.M$46]*LOG([.M$46]; 2) )" office:value-type="float" office:value="0.921928094887464" calcext:value-type="float">
            <text:p>0.921928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weighted</text:p>
          </table:table-cell>
          <table:table-cell table:style-name="ce1" table:formula="of:=-( [.H$42]*LOG([.H$42]; 2)+[.H$43]*LOG([.H$43]; 2)+[.H$44]*LOG([.H$44]; 2)+[.H$45]*LOG([.H$45]; 2) )*SUM([.H$42:.H$45])" office:value-type="float" office:value="2" calcext:value-type="float">
            <text:p>2.000000</text:p>
          </table:table-cell>
          <table:table-cell table:style-name="ce1" table:formula="of:=-( [.I$42]*LOG([.I$42]; 2)+[.I$43]*LOG([.I$43]; 2)+[.I$44]*LOG([.I$44]; 2)+[.I$45]*LOG([.I$45]; 2) )*SUM([.I$42:.I$45])" office:value-type="float" office:value="0.531508495181978" calcext:value-type="float">
            <text:p>0.531508</text:p>
          </table:table-cell>
          <table:table-cell table:style-name="ce1" table:formula="of:=-( [.J$42]*LOG([.J$42]; 2)+[.J$43]*LOG([.J$43]; 2)+[.J$44]*LOG([.J$44]; 2)+[.J$45]*LOG([.J$45]; 2) )*SUM([.J$42:.J$45])" office:value-type="float" office:value="0.0106301699036396" calcext:value-type="float">
            <text:p>0.010630</text:p>
          </table:table-cell>
          <table:table-cell table:style-name="ce1" table:formula="of:=-( [.K$42]*LOG([.K$42]; 2)+[.K$43]*LOG([.K$43]; 2)+[.K$44]*LOG([.K$44]; 2)+[.K$45]*LOG([.K$45]; 2) )*SUM([.K$42:.K$45])" office:value-type="float" office:value="0.000000000000149486764269932" calcext:value-type="float">
            <text:p>0.000000</text:p>
          </table:table-cell>
          <table:table-cell table:style-name="ce1" table:formula="of:=-( [.L$42]*LOG([.L$42]; 2)+[.L$43]*LOG([.L$43]; 2)+[.L$44]*LOG([.L$44]; 2)+[.L$45]*LOG([.L$45]; 2) )*SUM([.L$42:.L$45])" office:value-type="float" office:value="1.0000000000001" calcext:value-type="float">
            <text:p>1.000000</text:p>
          </table:table-cell>
          <table:table-cell table:style-name="ce1" table:formula="of:=-( [.M$42]*LOG([.M$42]; 2)+[.M$43]*LOG([.M$43]; 2)+[.M$44]*LOG([.M$44]; 2)+[.M$45]*LOG([.M$45]; 2) )*SUM([.M$42:.M$45])" office:value-type="float" office:value="0.132877123795516" calcext:value-type="float">
            <text:p>0.132877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gap + weighted</text:p>
          </table:table-cell>
          <table:table-cell table:style-name="ce1" table:formula="of:=-( [.H$42]*LOG([.H$42]; 2)+[.H$43]*LOG([.H$43]; 2)+[.H$44]*LOG([.H$44]; 2)+[.H$45]*LOG([.H$45]; 2)+[.H$46]*LOG([.H$46]; 2) )*SUM([.H$42:.H$45])" office:value-type="float" office:value="2.00000000000005" calcext:value-type="float">
            <text:p>2.000000</text:p>
          </table:table-cell>
          <table:table-cell table:style-name="ce1" table:formula="of:=-( [.I$42]*LOG([.I$42]; 2)+[.I$43]*LOG([.I$43]; 2)+[.I$44]*LOG([.I$44]; 2)+[.I$45]*LOG([.I$45]; 2)+[.I$46]*LOG([.I$46]; 2) )*SUM([.I$42:.I$45])" office:value-type="float" office:value="0.708380237781868" calcext:value-type="float">
            <text:p>0.708380</text:p>
          </table:table-cell>
          <table:table-cell table:style-name="ce1" table:formula="of:=-( [.J$42]*LOG([.J$42]; 2)+[.J$43]*LOG([.J$43]; 2)+[.J$44]*LOG([.J$44]; 2)+[.J$45]*LOG([.J$45]; 2)+[.J$46]*LOG([.J$46]; 2) )*SUM([.J$42:.J$45])" office:value-type="float" office:value="0.0128916875632966" calcext:value-type="float">
            <text:p>0.012892</text:p>
          </table:table-cell>
          <table:table-cell table:style-name="ce1" table:formula="of:=-( [.K$42]*LOG([.K$42]; 2)+[.K$43]*LOG([.K$43]; 2)+[.K$44]*LOG([.K$44]; 2)+[.K$45]*LOG([.K$45]; 2)+[.K$46]*LOG([.K$46]; 2) )*SUM([.K$42:.K$45])" office:value-type="float" office:value="0.000000000000199315685693242" calcext:value-type="float">
            <text:p>0.000000</text:p>
          </table:table-cell>
          <table:table-cell table:style-name="ce1" table:formula="of:=-( [.L$42]*LOG([.L$42]; 2)+[.L$43]*LOG([.L$43]; 2)+[.L$44]*LOG([.L$44]; 2)+[.L$45]*LOG([.L$45]; 2)+[.L$46]*LOG([.L$46]; 2) )*SUM([.L$42:.L$45])" office:value-type="float" office:value="1.00000000000015" calcext:value-type="float">
            <text:p>1.000000</text:p>
          </table:table-cell>
          <table:table-cell table:style-name="ce1" table:formula="of:=-( [.M$42]*LOG([.M$42]; 2)+[.M$43]*LOG([.M$43]; 2)+[.M$44]*LOG([.M$44]; 2)+[.M$45]*LOG([.M$45]; 2)+[.M$46]*LOG([.M$46]; 2) )*SUM([.M$42:.M$45])" office:value-type="float" office:value="0.184385618977495" calcext:value-type="float">
            <text:p>0.184386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</text:p>
          </table:table-cell>
          <table:table-cell table:style-name="ce1" table:formula="of:=-( [.H$42]*LOG([.H$42]; 2)+[.H$43]*LOG([.H$43]; 2)+[.H$44]*LOG([.H$44]; 2)+[.H$45]*LOG([.H$45]; 2) )/(LOG(4;2))" office:value-type="float" office:value="1" calcext:value-type="float">
            <text:p>1.000000</text:p>
          </table:table-cell>
          <table:table-cell table:style-name="ce1" table:formula="of:=-( [.I$42]*LOG([.I$42]; 2)+[.I$43]*LOG([.I$43]; 2)+[.I$44]*LOG([.I$44]; 2)+[.I$45]*LOG([.I$45]; 2) )/(LOG(4;2))" office:value-type="float" office:value="0.664385618977472" calcext:value-type="float">
            <text:p>0.664386</text:p>
          </table:table-cell>
          <table:table-cell table:style-name="ce1" table:formula="of:=-( [.J$42]*LOG([.J$42]; 2)+[.J$43]*LOG([.J$43]; 2)+[.J$44]*LOG([.J$44]; 2)+[.J$45]*LOG([.J$45]; 2) )/(LOG(4;2))" office:value-type="float" office:value="0.132877123795494" calcext:value-type="float">
            <text:p>0.132877</text:p>
          </table:table-cell>
          <table:table-cell table:style-name="ce1" table:formula="of:=-( [.K$42]*LOG([.K$42]; 2)+[.K$43]*LOG([.K$43]; 2)+[.K$44]*LOG([.K$44]; 2)+[.K$45]*LOG([.K$45]; 2) )/(LOG(4;2))" office:value-type="float" office:value="0.0000000000000747433821349657" calcext:value-type="float">
            <text:p>0.000000</text:p>
          </table:table-cell>
          <table:table-cell table:style-name="ce1" table:formula="of:=-( [.L$42]*LOG([.L$42]; 2)+[.L$43]*LOG([.L$43]; 2)+[.L$44]*LOG([.L$44]; 2)+[.L$45]*LOG([.L$45]; 2) )/(LOG(4;2))" office:value-type="float" office:value="0.50000000000005" calcext:value-type="float">
            <text:p>0.500000</text:p>
          </table:table-cell>
          <table:table-cell table:style-name="ce1" table:formula="of:=-( [.M$42]*LOG([.M$42]; 2)+[.M$43]*LOG([.M$43]; 2)+[.M$44]*LOG([.M$44]; 2)+[.M$45]*LOG([.M$45]; 2) )/(LOG(4;2))" office:value-type="float" office:value="0.332192809488786" calcext:value-type="float">
            <text:p>0.332193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 + add gap</text:p>
          </table:table-cell>
          <table:table-cell table:style-name="ce1" table:formula="of:=-( [.H$42]*LOG([.H$42]; 2)+[.H$43]*LOG([.H$43]; 2)+[.H$44]*LOG([.H$44]; 2)+[.H$45]*LOG([.H$45]; 2)+[.H$46]*LOG([.H$46]; 2) )/(LOG(5;2))" office:value-type="float" office:value="0.861353116146807" calcext:value-type="float">
            <text:p>0.861353</text:p>
          </table:table-cell>
          <table:table-cell table:style-name="ce1" table:formula="of:=-( [.I$42]*LOG([.I$42]; 2)+[.I$43]*LOG([.I$43]; 2)+[.I$44]*LOG([.I$44]; 2)+[.I$45]*LOG([.I$45]; 2)+[.I$46]*LOG([.I$46]; 2) )/(LOG(5;2))" office:value-type="float" office:value="0.762706906537766" calcext:value-type="float">
            <text:p>0.762707</text:p>
          </table:table-cell>
          <table:table-cell table:style-name="ce1" table:formula="of:=-( [.J$42]*LOG([.J$42]; 2)+[.J$43]*LOG([.J$43]; 2)+[.J$44]*LOG([.J$44]; 2)+[.J$45]*LOG([.J$45]; 2)+[.J$46]*LOG([.J$46]; 2) )/(LOG(5;2))" office:value-type="float" office:value="0.138803690687954" calcext:value-type="float">
            <text:p>0.138804</text:p>
          </table:table-cell>
          <table:table-cell table:style-name="ce1" table:formula="of:=-( [.K$42]*LOG([.K$42]; 2)+[.K$43]*LOG([.K$43]; 2)+[.K$44]*LOG([.K$44]; 2)+[.K$45]*LOG([.K$45]; 2)+[.K$46]*LOG([.K$46]; 2) )/(LOG(5;2))" office:value-type="float" office:value="0.0000000000000858405934844036" calcext:value-type="float">
            <text:p>0.000000</text:p>
          </table:table-cell>
          <table:table-cell table:style-name="ce1" table:formula="of:=-( [.L$42]*LOG([.L$42]; 2)+[.L$43]*LOG([.L$43]; 2)+[.L$44]*LOG([.L$44]; 2)+[.L$45]*LOG([.L$45]; 2)+[.L$46]*LOG([.L$46]; 2) )/(LOG(5;2))" office:value-type="float" office:value="0.430676558073457" calcext:value-type="float">
            <text:p>0.430677</text:p>
          </table:table-cell>
          <table:table-cell table:style-name="ce1" table:formula="of:=-( [.M$42]*LOG([.M$42]; 2)+[.M$43]*LOG([.M$43]; 2)+[.M$44]*LOG([.M$44]; 2)+[.M$45]*LOG([.M$45]; 2)+[.M$46]*LOG([.M$46]; 2) )/(LOG(5;2))" office:value-type="float" office:value="0.397052818697294" calcext:value-type="float">
            <text:p>0.397053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 + weighted</text:p>
          </table:table-cell>
          <table:table-cell table:style-name="ce1" table:formula="of:=-( [.H$42]*LOG([.H$42]; 2)+[.H$43]*LOG([.H$43]; 2)+[.H$44]*LOG([.H$44]; 2)+[.H$45]*LOG([.H$45]; 2) )*SUM([.H$42:.H$45])/(LOG(4;2))" office:value-type="float" office:value="1" calcext:value-type="float">
            <text:p>1.000000</text:p>
          </table:table-cell>
          <table:table-cell table:style-name="ce1" table:formula="of:=-( [.I$42]*LOG([.I$42]; 2)+[.I$43]*LOG([.I$43]; 2)+[.I$44]*LOG([.I$44]; 2)+[.I$45]*LOG([.I$45]; 2) )*SUM([.I$42:.I$45])/(LOG(4;2))" office:value-type="float" office:value="0.265754247590989" calcext:value-type="float">
            <text:p>0.265754</text:p>
          </table:table-cell>
          <table:table-cell table:style-name="ce1" table:formula="of:=-( [.J$42]*LOG([.J$42]; 2)+[.J$43]*LOG([.J$43]; 2)+[.J$44]*LOG([.J$44]; 2)+[.J$45]*LOG([.J$45]; 2) )*SUM([.J$42:.J$45])/(LOG(4;2))" office:value-type="float" office:value="0.00531508495181978" calcext:value-type="float">
            <text:p>0.005315</text:p>
          </table:table-cell>
          <table:table-cell table:style-name="ce1" table:formula="of:=-( [.K$42]*LOG([.K$42]; 2)+[.K$43]*LOG([.K$43]; 2)+[.K$44]*LOG([.K$44]; 2)+[.K$45]*LOG([.K$45]; 2) )*SUM([.K$42:.K$45])/(LOG(4;2))" office:value-type="float" office:value="0.0000000000000747433821349659" calcext:value-type="float">
            <text:p>0.000000</text:p>
          </table:table-cell>
          <table:table-cell table:style-name="ce1" table:formula="of:=-( [.L$42]*LOG([.L$42]; 2)+[.L$43]*LOG([.L$43]; 2)+[.L$44]*LOG([.L$44]; 2)+[.L$45]*LOG([.L$45]; 2) )*SUM([.L$42:.L$45])/(LOG(4;2))" office:value-type="float" office:value="0.500000000000051" calcext:value-type="float">
            <text:p>0.500000</text:p>
          </table:table-cell>
          <table:table-cell table:style-name="ce1" table:formula="of:=-( [.M$42]*LOG([.M$42]; 2)+[.M$43]*LOG([.M$43]; 2)+[.M$44]*LOG([.M$44]; 2)+[.M$45]*LOG([.M$45]; 2) )*SUM([.M$42:.M$45])/(LOG(4;2))" office:value-type="float" office:value="0.0664385618977579" calcext:value-type="float">
            <text:p>0.066439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 + add gap + weighted</text:p>
          </table:table-cell>
          <table:table-cell table:style-name="ce1" table:formula="of:=-( [.H$42]*LOG([.H$42]; 2)+[.H$43]*LOG([.H$43]; 2)+[.H$44]*LOG([.H$44]; 2)+[.H$45]*LOG([.H$45]; 2)+[.H$46]*LOG([.H$46]; 2) )*SUM([.H$42:.H$45])/(LOG(5;2))" office:value-type="float" office:value="0.861353116146807" calcext:value-type="float">
            <text:p>0.861353</text:p>
          </table:table-cell>
          <table:table-cell table:style-name="ce1" table:formula="of:=-( [.I$42]*LOG([.I$42]; 2)+[.I$43]*LOG([.I$43]; 2)+[.I$44]*LOG([.I$44]; 2)+[.I$45]*LOG([.I$45]; 2)+[.I$46]*LOG([.I$46]; 2) )*SUM([.I$42:.I$45])/(LOG(5;2))" office:value-type="float" office:value="0.305082762615106" calcext:value-type="float">
            <text:p>0.305083</text:p>
          </table:table-cell>
          <table:table-cell table:style-name="ce1" table:formula="of:=-( [.J$42]*LOG([.J$42]; 2)+[.J$43]*LOG([.J$43]; 2)+[.J$44]*LOG([.J$44]; 2)+[.J$45]*LOG([.J$45]; 2)+[.J$46]*LOG([.J$46]; 2) )*SUM([.J$42:.J$45])/(LOG(5;2))" office:value-type="float" office:value="0.00555214762751815" calcext:value-type="float">
            <text:p>0.005552</text:p>
          </table:table-cell>
          <table:table-cell table:style-name="ce1" table:formula="of:=-( [.K$42]*LOG([.K$42]; 2)+[.K$43]*LOG([.K$43]; 2)+[.K$44]*LOG([.K$44]; 2)+[.K$45]*LOG([.K$45]; 2)+[.K$46]*LOG([.K$46]; 2) )*SUM([.K$42:.K$45])/(LOG(5;2))" office:value-type="float" office:value="0.0000000000000858405934844039" calcext:value-type="float">
            <text:p>0.000000</text:p>
          </table:table-cell>
          <table:table-cell table:style-name="ce1" table:formula="of:=-( [.L$42]*LOG([.L$42]; 2)+[.L$43]*LOG([.L$43]; 2)+[.L$44]*LOG([.L$44]; 2)+[.L$45]*LOG([.L$45]; 2)+[.L$46]*LOG([.L$46]; 2) )*SUM([.L$42:.L$45])/(LOG(5;2))" office:value-type="float" office:value="0.430676558073458" calcext:value-type="float">
            <text:p>0.430677</text:p>
          </table:table-cell>
          <table:table-cell table:style-name="ce1" table:formula="of:=-( [.M$42]*LOG([.M$42]; 2)+[.M$43]*LOG([.M$43]; 2)+[.M$44]*LOG([.M$44]; 2)+[.M$45]*LOG([.M$45]; 2)+[.M$46]*LOG([.M$46]; 2) )*SUM([.M$42:.M$45])/(LOG(5;2))" office:value-type="float" office:value="0.0794105637394595" calcext:value-type="float">
            <text:p>0.079411</text:p>
          </table:table-cell>
          <table:table-cell table:style-name="ce1" table:number-columns-repeated="6"/>
        </table:table-row>
        <table:table-row table:style-name="ro1">
          <table:table-cell table:number-columns-repeated="7"/>
          <table:table-cell table:style-name="ce1"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re-scaled</text:p>
          </table:table-cell>
          <table:table-cell office:value-type="string" calcext:value-type="string">
            <text:p>default</text:p>
          </table:table-cell>
          <table:table-cell table:style-name="ce1" table:formula="of:=-( [.H$42]*LOG([.H$42]/[.H$41]; 2)+[.H$43]*LOG([.H$43]/[.H$41]; 2)+[.H$44]*LOG([.H$44]/[.H$41]; 2)+[.H$45]*LOG([.H$45]/[.H$41]; 2) )/[.H$41]" office:value-type="float" office:value="2" calcext:value-type="float">
            <text:p>2.000000</text:p>
          </table:table-cell>
          <table:table-cell table:style-name="ce1" table:formula="of:=-( [.I$42]*LOG([.I$42]/[.I$41]; 2)+[.I$43]*LOG([.I$43]/[.I$41]; 2)+[.I$44]*LOG([.I$44]/[.I$41]; 2)+[.I$45]*LOG([.I$45]/[.I$41]; 2) )/[.I$41]" office:value-type="float" office:value="2" calcext:value-type="float">
            <text:p>2.000000</text:p>
          </table:table-cell>
          <table:table-cell table:style-name="ce1" table:formula="of:=-( [.J$42]*LOG([.J$42]/[.J$41]; 2)+[.J$43]*LOG([.J$43]/[.J$41]; 2)+[.J$44]*LOG([.J$44]/[.J$41]; 2)+[.J$45]*LOG([.J$45]/[.J$41]; 2) )/[.J$41]" office:value-type="float" office:value="2" calcext:value-type="float">
            <text:p>2.000000</text:p>
          </table:table-cell>
          <table:table-cell table:style-name="ce1" table:formula="of:=-( [.K$42]*LOG([.K$42]/[.K$41]; 2)+[.K$43]*LOG([.K$43]/[.K$41]; 2)+[.K$44]*LOG([.K$44]/[.K$41]; 2)+[.K$45]*LOG([.K$45]/[.K$41]; 2) )/[.K$41]" office:value-type="float" office:value="0.000000000000154291904025653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 )/[.L$41]" office:value-type="float" office:value="1.0000000000001" calcext:value-type="float">
            <text:p>1.000000</text:p>
          </table:table-cell>
          <table:table-cell table:style-name="ce1" table:formula="of:=-( [.M$42]*LOG([.M$42]/[.M$41]; 2)+[.M$43]*LOG([.M$43]/[.M$41]; 2)+[.M$44]*LOG([.M$44]/[.M$41]; 2)+[.M$45]*LOG([.M$45]/[.M$41]; 2) )/[.M$41]" office:value-type="float" office:value="1.00000000000048" calcext:value-type="float">
            <text:p>1.0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gap</text:p>
          </table:table-cell>
          <table:table-cell table:style-name="ce1" table:formula="of:=-( [.H$42]*LOG([.H$42]/[.H$41]; 2)+[.H$43]*LOG([.H$43]/[.H$41]; 2)+[.H$44]*LOG([.H$44]/[.H$41]; 2)+[.H$45]*LOG([.H$45]/[.H$41]; 2)+[.H$46]*LOG([.H$46]; 2) )/[.H$41]" office:value-type="float" office:value="2.00000000000005" calcext:value-type="float">
            <text:p>2.000000</text:p>
          </table:table-cell>
          <table:table-cell table:style-name="ce1" table:formula="of:=-( [.I$42]*LOG([.I$42]/[.I$41]; 2)+[.I$43]*LOG([.I$43]/[.I$41]; 2)+[.I$44]*LOG([.I$44]/[.I$41]; 2)+[.I$45]*LOG([.I$45]/[.I$41]; 2)+[.I$46]*LOG([.I$46]; 2) )/[.I$41]" office:value-type="float" office:value="3.10544839124931" calcext:value-type="float">
            <text:p>3.105448</text:p>
          </table:table-cell>
          <table:table-cell table:style-name="ce1" table:formula="of:=-( [.J$42]*LOG([.J$42]/[.J$41]; 2)+[.J$43]*LOG([.J$43]/[.J$41]; 2)+[.J$44]*LOG([.J$44]/[.J$41]; 2)+[.J$45]*LOG([.J$45]/[.J$41]; 2)+[.J$46]*LOG([.J$46]; 2) )/[.J$41]" office:value-type="float" office:value="3.41344853728565" calcext:value-type="float">
            <text:p>3.413449</text:p>
          </table:table-cell>
          <table:table-cell table:style-name="ce1" table:formula="of:=-( [.K$42]*LOG([.K$42]/[.K$41]; 2)+[.K$43]*LOG([.K$43]/[.K$41]; 2)+[.K$44]*LOG([.K$44]/[.K$41]; 2)+[.K$45]*LOG([.K$45]/[.K$41]; 2)+[.K$46]*LOG([.K$46]; 2) )/[.K$41]" office:value-type="float" office:value="0.000000000000204120825448963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+[.L$46]*LOG([.L$46]; 2) )/[.L$41]" office:value-type="float" office:value="1.00000000000015" calcext:value-type="float">
            <text:p>1.000000</text:p>
          </table:table-cell>
          <table:table-cell table:style-name="ce1" table:formula="of:=-( [.M$42]*LOG([.M$42]/[.M$41]; 2)+[.M$43]*LOG([.M$43]/[.M$41]; 2)+[.M$44]*LOG([.M$44]/[.M$41]; 2)+[.M$45]*LOG([.M$45]/[.M$41]; 2)+[.M$46]*LOG([.M$46]; 2) )/[.M$41]" office:value-type="float" office:value="2.28771237954993" calcext:value-type="float">
            <text:p>2.287712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weighted</text:p>
          </table:table-cell>
          <table:table-cell table:style-name="ce1" table:formula="of:=-( [.H$42]*LOG([.H$42]/[.H$41]; 2)+[.H$43]*LOG([.H$43]/[.H$41]; 2)+[.H$44]*LOG([.H$44]/[.H$41]; 2)+[.H$45]*LOG([.H$45]/[.H$41]; 2) )*SUM([.H$42:.H$45])/[.H$41]" office:value-type="float" office:value="2" calcext:value-type="float">
            <text:p>2.000000</text:p>
          </table:table-cell>
          <table:table-cell table:style-name="ce1" table:formula="of:=-( [.I$42]*LOG([.I$42]/[.I$41]; 2)+[.I$43]*LOG([.I$43]/[.I$41]; 2)+[.I$44]*LOG([.I$44]/[.I$41]; 2)+[.I$45]*LOG([.I$45]/[.I$41]; 2) )*SUM([.I$42:.I$45])/[.I$41]" office:value-type="float" office:value="0.8" calcext:value-type="float">
            <text:p>0.800000</text:p>
          </table:table-cell>
          <table:table-cell table:style-name="ce1" table:formula="of:=-( [.J$42]*LOG([.J$42]/[.J$41]; 2)+[.J$43]*LOG([.J$43]/[.J$41]; 2)+[.J$44]*LOG([.J$44]/[.J$41]; 2)+[.J$45]*LOG([.J$45]/[.J$41]; 2) )*SUM([.J$42:.J$45])/[.J$41]" office:value-type="float" office:value="0.08" calcext:value-type="float">
            <text:p>0.080000</text:p>
          </table:table-cell>
          <table:table-cell table:style-name="ce1" table:formula="of:=-( [.K$42]*LOG([.K$42]/[.K$41]; 2)+[.K$43]*LOG([.K$43]/[.K$41]; 2)+[.K$44]*LOG([.K$44]/[.K$41]; 2)+[.K$45]*LOG([.K$45]/[.K$41]; 2) )*SUM([.K$42:.K$45])/[.K$41]" office:value-type="float" office:value="0.000000000000154291904025654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 )*SUM([.L$42:.L$45])/[.L$41]" office:value-type="float" office:value="1.0000000000001" calcext:value-type="float">
            <text:p>1.000000</text:p>
          </table:table-cell>
          <table:table-cell table:style-name="ce1" table:formula="of:=-( [.M$42]*LOG([.M$42]/[.M$41]; 2)+[.M$43]*LOG([.M$43]/[.M$41]; 2)+[.M$44]*LOG([.M$44]/[.M$41]; 2)+[.M$45]*LOG([.M$45]/[.M$41]; 2) )*SUM([.M$42:.M$45])/[.M$41]" office:value-type="float" office:value="0.200000000000098" calcext:value-type="float">
            <text:p>0.2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gap + weighted</text:p>
          </table:table-cell>
          <table:table-cell table:style-name="ce1" table:formula="of:=-( [.H$42]*LOG([.H$42]/[.H$41]; 2)+[.H$43]*LOG([.H$43]/[.H$41]; 2)+[.H$44]*LOG([.H$44]/[.H$41]; 2)+[.H$45]*LOG([.H$45]/[.H$41]; 2)+[.H$46]*LOG([.H$46]; 2) )*SUM([.H$42:.H$45])/[.H$41]" office:value-type="float" office:value="2.00000000000005" calcext:value-type="float">
            <text:p>2.000000</text:p>
          </table:table-cell>
          <table:table-cell table:style-name="ce1" table:formula="of:=-( [.I$42]*LOG([.I$42]/[.I$41]; 2)+[.I$43]*LOG([.I$43]/[.I$41]; 2)+[.I$44]*LOG([.I$44]/[.I$41]; 2)+[.I$45]*LOG([.I$45]/[.I$41]; 2)+[.I$46]*LOG([.I$46]; 2) )*SUM([.I$42:.I$45])/[.I$41]" office:value-type="float" office:value="1.24217935649972" calcext:value-type="float">
            <text:p>1.242179</text:p>
          </table:table-cell>
          <table:table-cell table:style-name="ce1" table:formula="of:=-( [.J$42]*LOG([.J$42]/[.J$41]; 2)+[.J$43]*LOG([.J$43]/[.J$41]; 2)+[.J$44]*LOG([.J$44]/[.J$41]; 2)+[.J$45]*LOG([.J$45]/[.J$41]; 2)+[.J$46]*LOG([.J$46]; 2) )*SUM([.J$42:.J$45])/[.J$41]" office:value-type="float" office:value="0.136537941491426" calcext:value-type="float">
            <text:p>0.136538</text:p>
          </table:table-cell>
          <table:table-cell table:style-name="ce1" table:formula="of:=-( [.K$42]*LOG([.K$42]/[.K$41]; 2)+[.K$43]*LOG([.K$43]/[.K$41]; 2)+[.K$44]*LOG([.K$44]/[.K$41]; 2)+[.K$45]*LOG([.K$45]/[.K$41]; 2)+[.K$46]*LOG([.K$46]; 2) )*SUM([.K$42:.K$45])/[.K$41]" office:value-type="float" office:value="0.000000000000204120825448964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+[.L$46]*LOG([.L$46]; 2) )*SUM([.L$42:.L$45])/[.L$41]" office:value-type="float" office:value="1.00000000000015" calcext:value-type="float">
            <text:p>1.000000</text:p>
          </table:table-cell>
          <table:table-cell table:style-name="ce1" table:formula="of:=-( [.M$42]*LOG([.M$42]/[.M$41]; 2)+[.M$43]*LOG([.M$43]/[.M$41]; 2)+[.M$44]*LOG([.M$44]/[.M$41]; 2)+[.M$45]*LOG([.M$45]/[.M$41]; 2)+[.M$46]*LOG([.M$46]; 2) )*SUM([.M$42:.M$45])/[.M$41]" office:value-type="float" office:value="0.45754247590999" calcext:value-type="float">
            <text:p>0.457542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</text:p>
          </table:table-cell>
          <table:table-cell table:style-name="ce1" table:formula="of:=-( [.H$42]*LOG([.H$42]/[.H$41]; 2)+[.H$43]*LOG([.H$43]/[.H$41]; 2)+[.H$44]*LOG([.H$44]/[.H$41]; 2)+[.H$45]*LOG([.H$45]/[.H$41]; 2) )/(LOG(4;2))/[.H$41]" office:value-type="float" office:value="1" calcext:value-type="float">
            <text:p>1.000000</text:p>
          </table:table-cell>
          <table:table-cell table:style-name="ce1" table:formula="of:=-( [.I$42]*LOG([.I$42]/[.I$41]; 2)+[.I$43]*LOG([.I$43]/[.I$41]; 2)+[.I$44]*LOG([.I$44]/[.I$41]; 2)+[.I$45]*LOG([.I$45]/[.I$41]; 2) )/(LOG(4;2))/[.I$41]" office:value-type="float" office:value="1" calcext:value-type="float">
            <text:p>1.000000</text:p>
          </table:table-cell>
          <table:table-cell table:style-name="ce1" table:formula="of:=-( [.J$42]*LOG([.J$42]/[.J$41]; 2)+[.J$43]*LOG([.J$43]/[.J$41]; 2)+[.J$44]*LOG([.J$44]/[.J$41]; 2)+[.J$45]*LOG([.J$45]/[.J$41]; 2) )/(LOG(4;2))/[.J$41]" office:value-type="float" office:value="1" calcext:value-type="float">
            <text:p>1.000000</text:p>
          </table:table-cell>
          <table:table-cell table:style-name="ce1" table:formula="of:=-( [.K$42]*LOG([.K$42]/[.K$41]; 2)+[.K$43]*LOG([.K$43]/[.K$41]; 2)+[.K$44]*LOG([.K$44]/[.K$41]; 2)+[.K$45]*LOG([.K$45]/[.K$41]; 2) )/(LOG(4;2))/[.K$41]" office:value-type="float" office:value="0.0000000000000771459520128266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 )/(LOG(4;2))/[.L$41]" office:value-type="float" office:value="0.50000000000005" calcext:value-type="float">
            <text:p>0.500000</text:p>
          </table:table-cell>
          <table:table-cell table:style-name="ce1" table:formula="of:=-( [.M$42]*LOG([.M$42]/[.M$41]; 2)+[.M$43]*LOG([.M$43]/[.M$41]; 2)+[.M$44]*LOG([.M$44]/[.M$41]; 2)+[.M$45]*LOG([.M$45]/[.M$41]; 2) )/(LOG(4;2))/[.M$41]" office:value-type="float" office:value="0.50000000000024" calcext:value-type="float">
            <text:p>0.5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 + add gap</text:p>
          </table:table-cell>
          <table:table-cell table:style-name="ce1" table:formula="of:=-( [.H$42]*LOG([.H$42]/[.H$41]; 2)+[.H$43]*LOG([.H$43]/[.H$41]; 2)+[.H$44]*LOG([.H$44]/[.H$41]; 2)+[.H$45]*LOG([.H$45]/[.H$41]; 2)+[.H$46]*LOG([.H$46]; 2) )/(LOG(5;2))/[.H$41]" office:value-type="float" office:value="0.861353116146807" calcext:value-type="float">
            <text:p>0.861353</text:p>
          </table:table-cell>
          <table:table-cell table:style-name="ce1" table:formula="of:=-( [.I$42]*LOG([.I$42]/[.I$41]; 2)+[.I$43]*LOG([.I$43]/[.I$41]; 2)+[.I$44]*LOG([.I$44]/[.I$41]; 2)+[.I$45]*LOG([.I$45]/[.I$41]; 2)+[.I$46]*LOG([.I$46]; 2) )/(LOG(5;2))/[.I$41]" office:value-type="float" office:value="1.33744382441781" calcext:value-type="float">
            <text:p>1.337444</text:p>
          </table:table-cell>
          <table:table-cell table:style-name="ce1" table:formula="of:=-( [.J$42]*LOG([.J$42]/[.J$41]; 2)+[.J$43]*LOG([.J$43]/[.J$41]; 2)+[.J$44]*LOG([.J$44]/[.J$41]; 2)+[.J$45]*LOG([.J$45]/[.J$41]; 2)+[.J$46]*LOG([.J$46]; 2) )/(LOG(5;2))/[.J$41]" office:value-type="float" office:value="1.47009226719884" calcext:value-type="float">
            <text:p>1.470092</text:p>
          </table:table-cell>
          <table:table-cell table:style-name="ce1" table:formula="of:=-( [.K$42]*LOG([.K$42]/[.K$41]; 2)+[.K$43]*LOG([.K$43]/[.K$41]; 2)+[.K$44]*LOG([.K$44]/[.K$41]; 2)+[.K$45]*LOG([.K$45]/[.K$41]; 2)+[.K$46]*LOG([.K$46]; 2) )/(LOG(5;2))/[.K$41]" office:value-type="float" office:value="0.0000000000000879100545354595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+[.L$46]*LOG([.L$46]; 2) )/(LOG(5;2))/[.L$41]" office:value-type="float" office:value="0.430676558073458" calcext:value-type="float">
            <text:p>0.430677</text:p>
          </table:table-cell>
          <table:table-cell table:style-name="ce1" table:formula="of:=-( [.M$42]*LOG([.M$42]/[.M$41]; 2)+[.M$43]*LOG([.M$43]/[.M$41]; 2)+[.M$44]*LOG([.M$44]/[.M$41]; 2)+[.M$45]*LOG([.M$45]/[.M$41]; 2)+[.M$46]*LOG([.M$46]; 2) )/(LOG(5;2))/[.M$41]" office:value-type="float" office:value="0.985264093486454" calcext:value-type="float">
            <text:p>0.985264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 + weighted</text:p>
          </table:table-cell>
          <table:table-cell table:style-name="ce1" table:formula="of:=-( [.H$42]*LOG([.H$42]/[.H$41]; 2)+[.H$43]*LOG([.H$43]/[.H$41]; 2)+[.H$44]*LOG([.H$44]/[.H$41]; 2)+[.H$45]*LOG([.H$45]/[.H$41]; 2) )*SUM([.H$42:.H$45])/(LOG(4;2))/[.H$41]" office:value-type="float" office:value="1" calcext:value-type="float">
            <text:p>1.000000</text:p>
          </table:table-cell>
          <table:table-cell table:style-name="ce1" table:formula="of:=-( [.I$42]*LOG([.I$42]/[.I$41]; 2)+[.I$43]*LOG([.I$43]/[.I$41]; 2)+[.I$44]*LOG([.I$44]/[.I$41]; 2)+[.I$45]*LOG([.I$45]/[.I$41]; 2) )*SUM([.I$42:.I$45])/(LOG(4;2))/[.I$41]" office:value-type="float" office:value="0.4" calcext:value-type="float">
            <text:p>0.400000</text:p>
          </table:table-cell>
          <table:table-cell table:style-name="ce1" table:formula="of:=-( [.J$42]*LOG([.J$42]/[.J$41]; 2)+[.J$43]*LOG([.J$43]/[.J$41]; 2)+[.J$44]*LOG([.J$44]/[.J$41]; 2)+[.J$45]*LOG([.J$45]/[.J$41]; 2) )*SUM([.J$42:.J$45])/(LOG(4;2))/[.J$41]" office:value-type="float" office:value="0.04" calcext:value-type="float">
            <text:p>0.040000</text:p>
          </table:table-cell>
          <table:table-cell table:style-name="ce1" table:formula="of:=-( [.K$42]*LOG([.K$42]/[.K$41]; 2)+[.K$43]*LOG([.K$43]/[.K$41]; 2)+[.K$44]*LOG([.K$44]/[.K$41]; 2)+[.K$45]*LOG([.K$45]/[.K$41]; 2) )*SUM([.K$42:.K$45])/(LOG(4;2))/[.K$41]" office:value-type="float" office:value="0.0000000000000771459520128269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 )*SUM([.L$42:.L$45])/(LOG(4;2))/[.L$41]" office:value-type="float" office:value="0.500000000000051" calcext:value-type="float">
            <text:p>0.500000</text:p>
          </table:table-cell>
          <table:table-cell table:style-name="ce1" table:formula="of:=-( [.M$42]*LOG([.M$42]/[.M$41]; 2)+[.M$43]*LOG([.M$43]/[.M$41]; 2)+[.M$44]*LOG([.M$44]/[.M$41]; 2)+[.M$45]*LOG([.M$45]/[.M$41]; 2) )*SUM([.M$42:.M$45])/(LOG(4;2))/[.M$41]" office:value-type="float" office:value="0.100000000000049" calcext:value-type="float">
            <text:p>0.100000</text:p>
          </table:table-cell>
          <table:table-cell table:style-name="ce1"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normalized + add gap + weighted</text:p>
          </table:table-cell>
          <table:table-cell table:style-name="ce1" table:formula="of:=-( [.H$42]*LOG([.H$42]/[.H$41]; 2)+[.H$43]*LOG([.H$43]/[.H$41]; 2)+[.H$44]*LOG([.H$44]/[.H$41]; 2)+[.H$45]*LOG([.H$45]/[.H$41]; 2)+[.H$46]*LOG([.H$46]; 2) )*SUM([.H$42:.H$45])/(LOG(5;2))/[.H$41]" office:value-type="float" office:value="0.861353116146807" calcext:value-type="float">
            <text:p>0.861353</text:p>
          </table:table-cell>
          <table:table-cell table:style-name="ce1" table:formula="of:=-( [.I$42]*LOG([.I$42]/[.I$41]; 2)+[.I$43]*LOG([.I$43]/[.I$41]; 2)+[.I$44]*LOG([.I$44]/[.I$41]; 2)+[.I$45]*LOG([.I$45]/[.I$41]; 2)+[.I$46]*LOG([.I$46]; 2) )*SUM([.I$42:.I$45])/(LOG(5;2))/[.I$41]" office:value-type="float" office:value="0.534977529767123" calcext:value-type="float">
            <text:p>0.534978</text:p>
          </table:table-cell>
          <table:table-cell table:style-name="ce1" table:formula="of:=-( [.J$42]*LOG([.J$42]/[.J$41]; 2)+[.J$43]*LOG([.J$43]/[.J$41]; 2)+[.J$44]*LOG([.J$44]/[.J$41]; 2)+[.J$45]*LOG([.J$45]/[.J$41]; 2)+[.J$46]*LOG([.J$46]; 2) )*SUM([.J$42:.J$45])/(LOG(5;2))/[.J$41]" office:value-type="float" office:value="0.0588036906879536" calcext:value-type="float">
            <text:p>0.058804</text:p>
          </table:table-cell>
          <table:table-cell table:style-name="ce1" table:formula="of:=-( [.K$42]*LOG([.K$42]/[.K$41]; 2)+[.K$43]*LOG([.K$43]/[.K$41]; 2)+[.K$44]*LOG([.K$44]/[.K$41]; 2)+[.K$45]*LOG([.K$45]/[.K$41]; 2)+[.K$46]*LOG([.K$46]; 2) )*SUM([.K$42:.K$45])/(LOG(5;2))/[.K$41]" office:value-type="float" office:value="0.0000000000000879100545354598" calcext:value-type="float">
            <text:p>0.000000</text:p>
          </table:table-cell>
          <table:table-cell table:style-name="ce1" table:formula="of:=-( [.L$42]*LOG([.L$42]/[.L$41]; 2)+[.L$43]*LOG([.L$43]/[.L$41]; 2)+[.L$44]*LOG([.L$44]/[.L$41]; 2)+[.L$45]*LOG([.L$45]/[.L$41]; 2)+[.L$46]*LOG([.L$46]; 2) )*SUM([.L$42:.L$45])/(LOG(5;2))/[.L$41]" office:value-type="float" office:value="0.430676558073459" calcext:value-type="float">
            <text:p>0.430677</text:p>
          </table:table-cell>
          <table:table-cell table:style-name="ce1" table:formula="of:=-( [.M$42]*LOG([.M$42]/[.M$41]; 2)+[.M$43]*LOG([.M$43]/[.M$41]; 2)+[.M$44]*LOG([.M$44]/[.M$41]; 2)+[.M$45]*LOG([.M$45]/[.M$41]; 2)+[.M$46]*LOG([.M$46]; 2) )*SUM([.M$42:.M$45])/(LOG(5;2))/[.M$41]" office:value-type="float" office:value="0.197052818697293" calcext:value-type="float">
            <text:p>0.197053</text:p>
          </table:table-cell>
          <table:table-cell table:style-name="ce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7:27:02.605786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6-07-07T13:20:57.569996129</meta:creation-date>
    <dc:date>2016-08-04T18:11:13.904224454</dc:date>
    <dc:creator>Lucas Czech</dc:creator>
    <meta:editing-duration>P4DT26M12S</meta:editing-duration>
    <meta:editing-cycles>15</meta:editing-cycles>
    <meta:generator>LibreOffice/4.2.8.2$Linux_X86_64 LibreOffice_project/420m0$Build-2</meta:generator>
    <meta:document-statistic meta:table-count="1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cc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49cm" svg:height="13.143cm" xlink:href=".." xlink:type="simple" chart:class="chart:bar" chart:style-name="ch1">
        <chart:legend chart:legend-position="end" svg:x="21.216cm" svg:y="5.138cm" style:legend-expansion="high" chart:style-name="ch2"/>
        <chart:plot-area chart:style-name="ch3" table:cell-range-address="Sheet1.A3:Sheet1.E10" chart:data-source-has-labels="row" svg:x="0.444cm" svg:y="0.262cm" svg:width="20.328cm" svg:height="12.619cm">
          <chartooo:coordinate-region svg:x="1.217cm" svg:y="0.49cm" svg:width="18.781cm" svg:height="11.6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A4:Sheet1.A10" chart:label-cell-address="Sheet1.A3:Sheet1.A3" chart:class="chart:bar">
            <chart:data-point chart:repeated="7"/>
          </chart:series>
          <chart:series chart:attached-axis="primary-y" chart:style-name="ch9" chart:values-cell-range-address="Sheet1.B4:Sheet1.B10" chart:label-cell-address="Sheet1.B3:Sheet1.B3" chart:class="chart:bar">
            <chart:data-point chart:repeated="7"/>
          </chart:series>
          <chart:series chart:attached-axis="primary-y" chart:style-name="ch10" chart:values-cell-range-address="Sheet1.C4:Sheet1.C10" chart:label-cell-address="Sheet1.C3:Sheet1.C3" chart:class="chart:bar">
            <chart:data-point chart:repeated="7"/>
          </chart:series>
          <chart:series chart:attached-axis="primary-y" chart:style-name="ch11" chart:values-cell-range-address="Sheet1.D4:Sheet1.D10" chart:label-cell-address="Sheet1.D3:Sheet1.D3" chart:class="chart:bar">
            <chart:data-point chart:repeated="7"/>
          </chart:series>
          <chart:series chart:attached-axis="secondary-y" chart:style-name="ch12" chart:values-cell-range-address="Sheet1.E4:Sheet1.E10" chart:label-cell-address="Sheet1.E3:Sheet1.E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3:Sheet1.A3</svg:desc>
                </draw:g>
              </table:table-cell>
              <table:table-cell office:value-type="string">
                <text:p>C</text:p>
                <draw:g>
                  <svg:desc>Sheet1.B3:Sheet1.B3</svg:desc>
                </draw:g>
              </table:table-cell>
              <table:table-cell office:value-type="string">
                <text:p>G</text:p>
                <draw:g>
                  <svg:desc>Sheet1.C3:Sheet1.C3</svg:desc>
                </draw:g>
              </table:table-cell>
              <table:table-cell office:value-type="string">
                <text:p>T</text:p>
                <draw:g>
                  <svg:desc>Sheet1.D3:Sheet1.D3</svg:desc>
                </draw:g>
              </table:table-cell>
              <table:table-cell office:value-type="string">
                <text:p>H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0</svg:desc>
                </draw:g>
              </table:table-cell>
              <table:table-cell office:value-type="float" office:value="1E-015">
                <text:p>1E-015</text:p>
                <draw:g>
                  <svg:desc>Sheet1.B4:Sheet1.B10</svg:desc>
                </draw:g>
              </table:table-cell>
              <table:table-cell office:value-type="float" office:value="1E-015">
                <text:p>1E-015</text:p>
                <draw:g>
                  <svg:desc>Sheet1.C4:Sheet1.C10</svg:desc>
                </draw:g>
              </table:table-cell>
              <table:table-cell office:value-type="float" office:value="1E-015">
                <text:p>1E-015</text:p>
                <draw:g>
                  <svg:desc>Sheet1.D4:Sheet1.D10</svg:desc>
                </draw:g>
              </table:table-cell>
              <table:table-cell office:value-type="float" office:value="0.000000000000149486764269931">
                <text:p>0.000000000000149486764269931</text:p>
                <draw:g>
                  <svg:desc>Sheet1.E4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847584679824574">
                <text:p>0.847584679824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.35677964944704">
                <text:p>1.35677964944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92192809488736">
                <text:p>1.9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  <table:table-cell office:value-type="float" office:value="1.0000000000001">
                <text:p>1.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0001">
                <text:p>0.0001</text:p>
              </table:table-cell>
              <table:table-cell office:value-type="float" office:value="1.58627703799941">
                <text:p>1.58627703799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